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 style:master-page-name="First_20_Page">
      <style:table-properties style:width="17cm" style:page-number="0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#ffcc99" fo:padding="0.097cm" fo:border="0.002cm solid #000000">
        <style:background-image/>
      </style:table-cell-properties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Table_20_Contents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fo:language="ca" fo:country="ES"/>
    </style:style>
    <style:style style:name="P4" style:family="paragraph" style:parent-style-name="Standard">
      <style:paragraph-properties fo:text-align="justify" style:justify-single-word="false" style:writing-mode="lr-tb"/>
    </style:style>
    <style:style style:name="P5" style:family="paragraph" style:parent-style-name="Standard">
      <style:paragraph-properties fo:text-align="justify" style:justify-single-word="false" fo:background-color="transparent" style:writing-mode="lr-tb">
        <style:background-image/>
      </style:paragraph-properties>
      <style:text-properties fo:language="ca" fo:country="ES"/>
    </style:style>
    <style:style style:name="P6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  <style:text-properties fo:language="ca" fo:country="ES"/>
    </style:style>
    <style:style style:name="P7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  <style:text-properties fo:language="ca" fo:country="E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  <style:text-properties fo:language="ca" fo:country="ES"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</style:style>
    <style:style style:name="P10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  <style:text-properties fo:color="#800000" fo:language="ca" fo:country="ES"/>
    </style:style>
    <style:style style:name="P11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  <style:text-properties fo:color="#800000" fo:language="ca" fo:country="ES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 fo:background-color="#e6e6ff" style:writing-mode="lr-tb">
        <style:background-image/>
      </style:paragraph-properties>
      <style:text-properties fo:color="#280099" fo:language="ca" fo:country="ES"/>
    </style:style>
    <style:style style:name="P13" style:family="paragraph" style:parent-style-name="Table_20_Contents" style:list-style-name="L1"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background-color="#ffffcc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Heading_20_2">
      <style:paragraph-properties fo:background-color="#ffff99">
        <style:background-image/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Standard" style:list-style-name="L2">
      <style:paragraph-properties fo:text-align="justify" style:justify-single-word="false" style:writing-mode="lr-tb"/>
      <style:text-properties fo:language="ca" fo:country="ES"/>
    </style:style>
    <style:style style:name="P21" style:family="paragraph" style:parent-style-name="Standard" style:list-style-name="L3">
      <style:paragraph-properties fo:text-align="justify" style:justify-single-word="false" style:writing-mode="lr-tb"/>
      <style:text-properties fo:language="ca" fo:country="ES"/>
    </style:style>
    <style:style style:name="P22" style:family="paragraph" style:parent-style-name="Standard" style:list-style-name="L5">
      <style:paragraph-properties fo:text-align="justify" style:justify-single-word="false" style:writing-mode="lr-tb"/>
      <style:text-properties fo:language="ca" fo:country="ES"/>
    </style:style>
    <style:style style:name="P23" style:family="paragraph" style:parent-style-name="Standard" style:list-style-name="L6">
      <style:paragraph-properties fo:text-align="justify" style:justify-single-word="false" style:writing-mode="lr-tb"/>
      <style:text-properties fo:language="ca" fo:country="ES"/>
    </style:style>
    <style:style style:name="P24" style:family="paragraph" style:parent-style-name="Standard" style:list-style-name="L7">
      <style:paragraph-properties fo:text-align="justify" style:justify-single-word="false" style:writing-mode="lr-tb"/>
      <style:text-properties fo:language="ca" fo:country="ES"/>
    </style:style>
    <style:style style:name="P25" style:family="paragraph" style:parent-style-name="Standard" style:list-style-name="L3">
      <style:paragraph-properties fo:text-align="justify" style:justify-single-word="false" style:writing-mode="lr-tb"/>
    </style:style>
    <style:style style:name="P26" style:family="paragraph" style:parent-style-name="Standard" style:list-style-name="L5">
      <style:paragraph-properties fo:text-align="justify" style:justify-single-word="false" style:writing-mode="lr-tb"/>
    </style:style>
    <style:style style:name="P27" style:family="paragraph" style:parent-style-name="Standard" style:list-style-name="L4">
      <style:paragraph-properties fo:text-align="justify" style:justify-single-word="false" fo:background-color="transparent" style:writing-mode="lr-tb">
        <style:background-image/>
      </style:paragraph-properties>
      <style:text-properties fo:language="ca" fo:country="ES"/>
    </style:style>
    <style:style style:name="P28" style:family="paragraph" style:parent-style-name="Heading_20_1">
      <style:paragraph-properties fo:break-before="page" fo:background-color="#ffcc99">
        <style:background-image/>
      </style:paragraph-properties>
    </style:style>
    <style:style style:name="P29" style:family="paragraph" style:parent-style-name="Heading_20_4">
      <style:text-properties fo:language="ca" fo:country="ES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style="italic" style:font-style-asian="italic" style:font-style-complex="italic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80099"/>
    </style:style>
    <style:style style:name="T6" style:family="text">
      <style:text-properties fo:color="#280099" fo:language="ca" fo:country="ES"/>
    </style:style>
    <style:style style:name="T7" style:family="text">
      <style:text-properties fo:color="#280099" fo:language="ca" fo:country="ES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800000"/>
    </style:style>
    <style:style style:name="T10" style:family="text">
      <style:text-properties fo:color="#004a4a" fo:language="ca" fo:country="E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>
          <table:table-cell table:style-name="Taula1.A1" office:value-type="string">
            <text:p text:style-name="P2">HowTo ASIX </text:p>
            <text:p text:style-name="P2"/>
            <text:p text:style-name="P2">Certificats Digitals:</text:p>
            <text:list xml:id="list837152500" text:style-name="L1">
              <text:list-item>
                <text:p text:style-name="P13">Certificats Digitals x509</text:p>
              </text:list-item>
              <text:list-item>
                <text:p text:style-name="P13">Autoritats de certificació CA</text:p>
              </text:list-item>
              <text:list-item>
                <text:p text:style-name="P13">Seus Virtuals</text:p>
              </text:list-item>
              <text:list-item>
                <text:p text:style-name="P13">Certificats autosignats</text:p>
                <text:p text:style-name="P13"/>
              </text:list-item>
            </text:list>
          </table:table-cell>
        </table:table-row>
      </table:table>
      <text:p text:style-name="Text_20_body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17">TSL/SSL Conexions segures (HTTPS)<text:tab/>2</text:p>
          <text:p text:style-name="P18">Creació/Gestió de certificats digitals<text:tab/>2</text:p>
          <text:p text:style-name="P19">Certificas digitals<text:tab/>2</text:p>
          <text:p text:style-name="P14">Crear certificats autosignats<text:tab/>2</text:p>
          <text:p text:style-name="P14">Crear una CA pròpia: Certificate Authority<text:tab/>3</text:p>
          <text:p text:style-name="P14">Crear el certificat del servidor (real)<text:tab/>6</text:p>
          <text:p text:style-name="P14">Afegir/modificar/eliminar una passfrase de la clau privada<text:tab/>10</text:p>
          <text:p text:style-name="P14">Examinar els continguts de certificats i claus privades<text:tab/>11</text:p>
          <text:p text:style-name="P14">Estructura de directoris usada en els exemples<text:tab/>12</text:p>
        </text:index-body>
      </text:table-of-content>
      <text:p text:style-name="Text_20_body"/>
      <text:p text:style-name="P15">Escola del treball de Barcelona</text:p>
      <text:p text:style-name="P15">Departament d'informàtica</text:p>
      <text:p text:style-name="P15">ASIX 2011</text:p>
      <text:p text:style-name="Text_20_body"/>
      <text:p text:style-name="Text_20_body"/>
      <text:section text:style-name="Sect1" text:name="Cos">
        <text:h text:style-name="P28" text:outline-level="1">TSL/SSL Conexions segures (HTTPS)</text:h>
        <text:p text:style-name="P3"/>
        <text:h text:style-name="P16" text:outline-level="2">Creació/Gestió de certificats digitals</text:h>
        <text:h text:style-name="Heading_20_3" text:outline-level="3">Certificas digitals</text:h>
        <text:list xml:id="list1846017180" text:style-name="L2">
          <text:list-item>
            <text:p text:style-name="P20">Crear un certificat auto-signat per fer tests</text:p>
          </text:list-item>
          <text:list-item>
            <text:p text:style-name="P20">Crear certificats per ser una pròpia CA.</text:p>
          </text:list-item>
          <text:list-item>
            <text:p text:style-name="P20">Crear els certificats del servidor basats en una CA (pròpia o externa)</text:p>
          </text:list-item>
          <text:list-item>
            <text:p text:style-name="P20">Afegir/modificar/eliminar una <text:span text:style-name="T8">passfrase</text:span> a una clau privada.</text:p>
          </text:list-item>
        </text:list>
        <text:h text:style-name="Heading_20_4" text:outline-level="4">Crear certificats autosignats</text:h>
        <text:list xml:id="list986222312" text:style-name="L3">
          <text:list-item>
            <text:p text:style-name="P21">Vàlid per a fer de CA i per ser un certificat de servidor autosignat (sense que calgui una altra CA).</text:p>
          </text:list-item>
          <text:list-item>
            <text:p text:style-name="P21">Genera:</text:p>
            <text:list>
              <text:list-item>
                <text:p text:style-name="P21">autosigned.server.cert és el certificat.</text:p>
              </text:list-item>
              <text:list-item>
                <text:p text:style-name="P21">autosigned.server.key és la clau privada (“serverkey”)</text:p>
              </text:list-item>
            </text:list>
          </text:list-item>
          <text:list-item>
            <text:p text:style-name="P25"><text:span text:style-name="T1">La clau privada generada no conté </text:span><text:span text:style-name="T2">passfrase</text:span><text:span text:style-name="T1">, una frase de seguretat que es demana com un password per poder desxifrar el fitxer. Se li pot afegir/modificar.</text:span></text:p>
          </text:list-item>
        </text:list>
        <text:p text:style-name="P3"/>
        <text:p text:style-name="P6"/>
        <text:p text:style-name="P10"># Generar el certificat + clau privada autosignats</text:p>
        <text:p text:style-name="P6"/>
        <text:p text:style-name="P6"><text:span text:style-name="T4"># openssl req -new -x509 -nodes -out autosigned.server.crt -keyout autosigned.server.key</text:span> </text:p>
        <text:p text:style-name="P6">Generating a 2048 bit RSA private key </text:p>
        <text:p text:style-name="P6">..+++ </text:p>
        <text:p text:style-name="P6">.......+++ </text:p>
        <text:p text:style-name="P6">writing new private key to '<text:span text:style-name="T5">autosigned.server.key</text:span>' </text:p>
        <text:p text:style-name="P6">----- </text:p>
        <text:p text:style-name="P6">You are about to be asked to enter information that will be incorporated </text:p>
        <text:p text:style-name="P6">into your certificate request. </text:p>
        <text:p text:style-name="P6">What you are about to enter is what is called a Distinguished Name or a DN. </text:p>
        <text:p text:style-name="P6">There are quite a few fields but you can leave some blank </text:p>
        <text:p text:style-name="P6">For some fields there will be a default value, </text:p>
        <text:p text:style-name="P6">If you enter '.', the field will be left blank. </text:p>
        <text:p text:style-name="P6">----- </text:p>
        <text:p text:style-name="P6">Country Name (2 letter code) [XX]:<text:span text:style-name="T5">ca </text:span></text:p>
        <text:p text:style-name="P6">State or Province Name (full name) []:<text:span text:style-name="T5">Barcelona</text:span> </text:p>
        <text:p text:style-name="P6">Locality Name (eg, city) [Default City]:<text:span text:style-name="T5">Barcelona</text:span> </text:p>
        <text:p text:style-name="P6">Organization Name (eg, company) [Default Company Ltd]:<text:span text:style-name="T5">escola del treball de barcelona</text:span> </text:p>
        <text:p text:style-name="P6">Organizational Unit Name (eg, section) []:<text:span text:style-name="T5">departament informatica </text:span></text:p>
        <text:p text:style-name="P6">Common Name (eg, your name or your server's hostname) []:<text:span text:style-name="T5">www.edt.org </text:span></text:p>
        <text:p text:style-name="P6">Email Address []:<text:span text:style-name="T5">admin@edt.org</text:span> </text:p>
        <text:p text:style-name="P6"><text:span text:style-name="T4"># ll auto*</text:span> </text:p>
        <text:p text:style-name="P6">-rw-r--r-- 1 root root 1489 29 nov 16:28 autosigned.server.crt </text:p>
        <text:p text:style-name="P6"><text:soft-page-break/>-rw-r--r-- 1 root root 1704 29 nov 16:28 autosigned.server.key </text:p>
        <text:p text:style-name="P6"/>
        <text:p text:style-name="P6"><text:span text:style-name="T4"># cat autosigned.server.crt</text:span> </text:p>
        <text:p text:style-name="P6">-----BEGIN CERTIFICATE----- </text:p>
        <text:p text:style-name="P6">MIIEHTCCAwWgAwIBAgIJAMf0OqXXwvGYMA0GCSqGSIb3DQEBBQUAMIGkMQ</text:p>
        <text:p text:style-name="P6">... output suprimit ...</text:p>
        <text:p text:style-name="P6">PgCgnrTzCgSrMdWsvuFyaorcV6u9HaZoMDHkC5F4Bt76UbIZVo8F23s2Fhjl7Tjh </text:p>
        <text:p text:style-name="P6">Sg==</text:p>
        <text:p text:style-name="P6">-----END CERTIFICATE----- </text:p>
        <text:p text:style-name="P6"/>
        <text:p text:style-name="P6"><text:span text:style-name="T4"># cat autosigned.server.key</text:span> </text:p>
        <text:p text:style-name="P6">-----BEGIN PRIVATE KEY----- </text:p>
        <text:p text:style-name="P6">MIIEvQIBADANBgkqhkiG9w0BAQEFAASCBKcwggSjAgEAAoIBAQC8VYl8jRqW5Pdm </text:p>
        <text:p text:style-name="P6">... output suprimit ...</text:p>
        <text:p text:style-name="P6">sbuv4mqD0dQrZHFPPGzPn+g= </text:p>
        <text:p text:style-name="P6">-----END PRIVATE KEY----- </text:p>
        <text:p text:style-name="P6"/>
        <text:p text:style-name="P5"/>
        <text:p text:style-name="P5"/>
        <text:p text:style-name="P6"/>
        <text:p text:style-name="P10"># Afegir <text:span text:style-name="T8">passfrase</text:span> a la clau privada (generem un nou fitxer de clau privada)</text:p>
        <text:p text:style-name="P6"/>
        <text:p text:style-name="P6"><text:span text:style-name="T4"># openssl rsa -des3 -in autosigned.server.key -out autosigned.passfrase.server.key</text:span> </text:p>
        <text:p text:style-name="P6">writing RSA key </text:p>
        <text:p text:style-name="P6">Enter PEM pass phrase: <text:span text:style-name="T5">serverkey</text:span></text:p>
        <text:p text:style-name="P6">Verifying - Enter PEM pass phrase: <text:span text:style-name="T5">serverkey</text:span></text:p>
        <text:p text:style-name="P6"/>
        <text:p text:style-name="P6"><text:span text:style-name="T4"># cat autosigned.passfrase.server.key</text:span> </text:p>
        <text:p text:style-name="P12">-----BEGIN RSA PRIVATE KEY----- </text:p>
        <text:p text:style-name="P12">Proc-Type: 4,ENCRYPTED </text:p>
        <text:p text:style-name="P12">DEK-Info: DES-EDE3-CBC,159C3F65D3CECAE4 </text:p>
        <text:p text:style-name="P6"/>
        <text:p text:style-name="P6">pZpIBwsjVZoM9w2ZHrhfTrW6bRyvG/yTu3+93E+M9Sord3+CipWR9c9lMdEZyxik </text:p>
        <text:p text:style-name="P6">... output suprimit ...</text:p>
        <text:p text:style-name="P6">SkiF9OkA+9S2rYNkcnuDt4GXs+afzkMWSIqRRkPCsXXoaJ0n8zjWyQ== </text:p>
        <text:p text:style-name="P6">-----END RSA PRIVATE KEY----- </text:p>
        <text:p text:style-name="P6"/>
        <text:p text:style-name="P5"/>
        <text:h text:style-name="Heading_20_4" text:outline-level="4">Crear una CA pròpia: Certificate Authority</text:h>
        <text:list xml:id="list1140173201" text:style-name="L4">
          <text:list-item>
            <text:p text:style-name="P27">Fer-ho manulment pas a pas:</text:p>
            <text:list>
              <text:list-item>
                <text:p text:style-name="P27">generar la clau privada (observar amb cat el contingut físic i amb openssl el lògic)</text:p>
              </text:list-item>
              <text:list-item>
                <text:p text:style-name="P27">generar el certificat x509 propi de la CA.</text:p>
              </text:list-item>
            </text:list>
          </text:list-item>
          <text:list-item>
            <text:p text:style-name="P27">Usar els scripts ja preparats de openssl (CA.sh o CA.pl).</text:p>
          </text:list-item>
        </text:list>
        <text:p text:style-name="P5"/>
        <text:p text:style-name="P6"/>
        <text:p text:style-name="P10"># Crear una entitat CA pròpia</text:p>
        <text:p text:style-name="P6"/>
        <text:p text:style-name="P10"><text:soft-page-break/># generar la clau privada, encriptada amb 3des i amb passfrase (format PEM)</text:p>
        <text:p text:style-name="P9"><text:span text:style-name="T3"># openssl genrsa -des3 -out ca.key 1024</text:span><text:span text:style-name="T1"> </text:span></text:p>
        <text:p text:style-name="P6">Generating RSA private key, 1024 bit long modulus </text:p>
        <text:p text:style-name="P6">...........++++++ </text:p>
        <text:p text:style-name="P6">..........................++++++ </text:p>
        <text:p text:style-name="P6">e is 65537 (0x10001) </text:p>
        <text:p text:style-name="P9"><text:span text:style-name="T1">Enter pass phrase for ca.key: </text:span><text:span text:style-name="T6">cakey</text:span></text:p>
        <text:p text:style-name="P9"><text:span text:style-name="T1">Verifying - Enter pass phrase for ca.key: <text:s/></text:span><text:span text:style-name="T6">cakey</text:span></text:p>
        <text:p text:style-name="P6"/>
        <text:p text:style-name="P10"># generar el certificat x509 pròpi de l'entitat CA (per a 365 dies) en format PEM</text:p>
        <text:p text:style-name="P9"><text:span text:style-name="T3"># openssl req -new -x509 -nodes -sha1 -days 365 -key ca.key -out ca.crt</text:span><text:span text:style-name="T1"> </text:span></text:p>
        <text:p text:style-name="P9"><text:span text:style-name="T1">Enter pass phrase for ca.key: <text:s/></text:span><text:span text:style-name="T6">cakey</text:span></text:p>
        <text:p text:style-name="P6">You are about to be asked to enter information that will be incorporated </text:p>
        <text:p text:style-name="P6">into your certificate request. </text:p>
        <text:p text:style-name="P6">What you are about to enter is what is called a Distinguished Name or a DN. </text:p>
        <text:p text:style-name="P6">There are quite a few fields but you can leave some blank </text:p>
        <text:p text:style-name="P6">For some fields there will be a default value, </text:p>
        <text:p text:style-name="P6">If you enter '.', the field will be left blank. </text:p>
        <text:p text:style-name="P6">----- </text:p>
        <text:p text:style-name="P9"><text:span text:style-name="T1">Country Name (2 letter code) [XX]:</text:span><text:span text:style-name="T6">ca </text:span></text:p>
        <text:p text:style-name="P9"><text:span text:style-name="T1">State or Province Name (full name) []:</text:span><text:span text:style-name="T6">Bercelona</text:span><text:span text:style-name="T1"> </text:span></text:p>
        <text:p text:style-name="P9"><text:span text:style-name="T1">Locality Name (eg, city) [Default City]:</text:span><text:span text:style-name="T6">Barcelona</text:span><text:span text:style-name="T1"> </text:span></text:p>
        <text:p text:style-name="P9"><text:span text:style-name="T1">Organization Name (eg, company) [Default Company Ltd]:</text:span><text:span text:style-name="T6">Veritat Absoluta </text:span></text:p>
        <text:p text:style-name="P9"><text:span text:style-name="T1">Organizational Unit Name (eg, section) []:</text:span><text:span text:style-name="T6">Departament de certificats </text:span></text:p>
        <text:p text:style-name="P9"><text:span text:style-name="T1">Common Name (eg, your name or your server's hostname) []:</text:span><text:span text:style-name="T6">VeritatAbsoluta </text:span></text:p>
        <text:p text:style-name="P9"><text:span text:style-name="T1">Email Address []:</text:span><text:a xlink:type="simple" xlink:href="mailto:admin@edt.org">admin@edt.org</text:a><text:span text:style-name="T1"> </text:span></text:p>
        <text:p text:style-name="P6"/>
        <text:p text:style-name="P9"><text:span text:style-name="T3"># ll</text:span><text:span text:style-name="T1"> </text:span></text:p>
        <text:p text:style-name="P6">-rw-r--r-- 1 root root 1159 29 nov 17:40 ca.crt </text:p>
        <text:p text:style-name="P6">-rw-r--r-- 1 root root <text:s/>963 29 nov 17:24 ca.key </text:p>
        <text:p text:style-name="P6"/>
        <text:p text:style-name="P5"/>
        <text:p text:style-name="P6"/>
        <text:p text:style-name="P10"># Observar la clau privada de la CA</text:p>
        <text:p text:style-name="P6"/>
        <text:p text:style-name="P6"># mostrar el contingut físic</text:p>
        <text:p text:style-name="P6"><text:span text:style-name="T4"># cat ca.key</text:span> </text:p>
        <text:p text:style-name="P6">-----BEGIN RSA PRIVATE KEY----- </text:p>
        <text:p text:style-name="P6">Proc-Type: 4,ENCRYPTED </text:p>
        <text:p text:style-name="P6">DEK-Info: DES-EDE3-CBC,770703FF70C7B96F </text:p>
        <text:p text:style-name="P6"/>
        <text:p text:style-name="P6">dx25QunUljFCtQJrSJQAgAtbnpCLhtxkVtozRsDv6SjbwtFbshaxm6hms6tANSmg </text:p>
        <text:p text:style-name="P6">... output suprimit ...</text:p>
        <text:p text:style-name="P6">8yAB1+vj72huDV2r4PVgXouRJcxCDKjMlrbWhRjJEWqPSgLdNC7z3Q== </text:p>
        <text:p text:style-name="P6">-----END RSA PRIVATE KEY----- </text:p>
        <text:p text:style-name="P6"/>
        <text:p text:style-name="P6"># mostrar el contingut lògic</text:p>
        <text:p text:style-name="P6"><text:span text:style-name="T4"># openssl rsa -noout -text -in ca.key</text:span> </text:p>
        <text:p text:style-name="P6"><text:soft-page-break/>Enter pass phrase for ca.key: </text:p>
        <text:p text:style-name="P6">Private-Key: (1024 bit) </text:p>
        <text:p text:style-name="P6">modulus: </text:p>
        <text:p text:style-name="P6"><text:s text:c="4"/>00:de:1c:ec:6c:2e:bf:4d:b6:ca:8d:93:d3:9d:41: </text:p>
        <text:p text:style-name="P6"><text:s text:c="4"/>... output suprimit ...</text:p>
        <text:p text:style-name="P6"><text:s text:c="4"/>c8:90:13:34:ba:31:d1:b3:f5 </text:p>
        <text:p text:style-name="P6">publicExponent: 65537 (0x10001) </text:p>
        <text:p text:style-name="P6">privateExponent: </text:p>
        <text:p text:style-name="P6"><text:s text:c="4"/>7d:8e:8e:1b:4d:85:b8:f1:a6:a8:c7:b2:ed:07:8d: </text:p>
        <text:p text:style-name="P6"><text:s text:c="4"/>... output suprimit ...</text:p>
        <text:p text:style-name="P6"><text:s text:c="4"/>0f:03:eb:ef:ed:45:ba:b5 </text:p>
        <text:p text:style-name="P6">prime1: </text:p>
        <text:p text:style-name="P6"><text:s text:c="4"/>00:f2:44:ed:97:c3:e2:9a:aa:95:ae:67:26:86:0f: </text:p>
        <text:p text:style-name="P6"><text:s text:c="4"/>... output suprimit ...</text:p>
        <text:p text:style-name="P6"><text:s text:c="4"/>13:50:0d:e0:4b </text:p>
        <text:p text:style-name="P6">prime2: </text:p>
        <text:p text:style-name="P6"><text:s text:c="4"/>00:ea:b3:8c:97:c6:a4:95:57:39:e0:de:74:f1:b3: </text:p>
        <text:p text:style-name="P6"><text:s text:c="4"/>... output suprimit ...</text:p>
        <text:p text:style-name="P6"><text:s text:c="4"/>71:ad:e4:94:bf </text:p>
        <text:p text:style-name="P6">exponent1: </text:p>
        <text:p text:style-name="P6"><text:s text:c="4"/>70:b0:87:23:94:c6:0e:d3:52:14:71:7e:85:d5:5a: </text:p>
        <text:p text:style-name="P6"><text:s text:c="4"/>... output suprimit ...</text:p>
        <text:p text:style-name="P6"><text:s text:c="4"/>c8:8e:eb:c9 </text:p>
        <text:p text:style-name="P6">exponent2: </text:p>
        <text:p text:style-name="P6"><text:s text:c="4"/>00:91:af:dc:80:c6:3c:99:bb:28:61:4e:95:57:07: </text:p>
        <text:p text:style-name="P6"><text:s text:c="4"/>... output suprimit ...</text:p>
        <text:p text:style-name="P6"><text:s text:c="4"/>e0:b3:e9:a4:ef </text:p>
        <text:p text:style-name="P6">coefficient: </text:p>
        <text:p text:style-name="P6"><text:s text:c="4"/>5a:92:81:89:a7:83:52:b5:33:16:ed:79:0e:25:c7: </text:p>
        <text:p text:style-name="P6"><text:s text:c="4"/>... output suprimit ...</text:p>
        <text:p text:style-name="P6"><text:s text:c="4"/>2a:a2:bf:df </text:p>
        <text:p text:style-name="P6"/>
        <text:p text:style-name="P5"/>
        <text:p text:style-name="P6"/>
        <text:p text:style-name="P10"># Observar el certificat x509 de la CA</text:p>
        <text:p text:style-name="P6"/>
        <text:p text:style-name="P6"># mostrar el contingut físic del certificat x509</text:p>
        <text:p text:style-name="P6"><text:span text:style-name="T4"># cat ca.crt</text:span> </text:p>
        <text:p text:style-name="P6">-----BEGIN CERTIFICATE----- </text:p>
        <text:p text:style-name="P6">MIIDKjCCApOgAwIBAgIJANWdpn/8oUijMA0GCSqGSIb3DQEBBQUAMIGtMQswCQYD </text:p>
        <text:p text:style-name="P6">... output suprimit ...</text:p>
        <text:p text:style-name="P6">7zBltLVl0unEnCIxY0jNhWkLdwPz/CKuDCIl6c8XAVCfJRHMhWpi8EGUi4GW2A== </text:p>
        <text:p text:style-name="P6">-----END CERTIFICATE----- </text:p>
        <text:p text:style-name="P6"/>
        <text:p text:style-name="P6"># mostrar el contingut lògic del certificat x509</text:p>
        <text:p text:style-name="P6"><text:span text:style-name="T4"># openssl x509 -noout -text -in ca.crt</text:span> </text:p>
        <text:p text:style-name="P6">Certificate: </text:p>
        <text:p text:style-name="P6"><text:s text:c="4"/>Data: </text:p>
        <text:p text:style-name="P6"><text:soft-page-break/><text:s text:c="8"/>Version: 3 (0x2) </text:p>
        <text:p text:style-name="P6"><text:s text:c="8"/>Serial Number: </text:p>
        <text:p text:style-name="P6"><text:s text:c="12"/><text:span text:style-name="T5">d5:9d:a6:7f:fc:a1:48:a3</text:span> </text:p>
        <text:p text:style-name="P6"><text:s text:c="8"/>Signature Algorithm: sha1WithRSAEncryption </text:p>
        <text:p text:style-name="P6"><text:s text:c="7"/><text:span text:style-name="T5"><text:s/>Issuer: C=ca, ST=Bercelona, L=Barcelona, O=Veritat Absoluta, OU=Departament de certificats, CN=VeritatAbsoluta/emailAddress=admin@edt.org </text:span></text:p>
        <text:p text:style-name="P6"><text:s text:c="8"/>Validity </text:p>
        <text:p text:style-name="P6"><text:s text:c="12"/>Not Before: Nov 29 16:40:57 2011 GMT </text:p>
        <text:p text:style-name="P6"><text:s text:c="12"/>Not After : Nov 28 16:40:57 2012 GMT </text:p>
        <text:p text:style-name="P6"><text:s text:c="8"/><text:span text:style-name="T5">Subject: C=ca, ST=Bercelona, L=Barcelona, O=Veritat Absoluta, OU=Departament de certificats, CN=VeritatAbsoluta/emailAddress=admin@edt.org </text:span></text:p>
        <text:p text:style-name="P6"><text:s text:c="8"/>Subject Public Key Info: </text:p>
        <text:p text:style-name="P6"><text:s text:c="12"/>Public Key Algorithm: rsaEncryption </text:p>
        <text:p text:style-name="P6"><text:s text:c="16"/>Public-Key: (1024 bit) </text:p>
        <text:p text:style-name="P6"><text:s text:c="16"/>Modulus: </text:p>
        <text:p text:style-name="P6"><text:s text:c="20"/>00:de:1c:ec:6c:2e:bf:4d:b6:ca:8d:93:d3:9d:41: </text:p>
        <text:p text:style-name="P6"><text:s text:c="20"/>... output suprimit ...</text:p>
        <text:p text:style-name="P6"><text:s text:c="20"/>c8:90:13:34:ba:31:d1:b3:f5 </text:p>
        <text:p text:style-name="P6"><text:s text:c="16"/>Exponent: 65537 (0x10001) </text:p>
        <text:p text:style-name="P6"><text:s text:c="8"/>X509v3 extensions: </text:p>
        <text:p text:style-name="P6"><text:s text:c="12"/>X509v3 Subject Key Identifier: </text:p>
        <text:p text:style-name="P6"><text:s text:c="16"/>35:7C:15:36:20:F3:B5:87:E2:C4:C8:71:5A:B2:87:16:7F:B8:13:63 </text:p>
        <text:p text:style-name="P6"><text:s text:c="12"/>X509v3 Authority Key Identifier: </text:p>
        <text:p text:style-name="P6"><text:s text:c="16"/>keyid:35:7C:15:36:20:F3:B5:87:E2:C4:C8:71:5A:B2:87:16:7F:B8:13:63 </text:p>
        <text:p text:style-name="P6"/>
        <text:p text:style-name="P6"><text:s text:c="12"/>X509v3 Basic Constraints: </text:p>
        <text:p text:style-name="P6"><text:s text:c="16"/><text:span text:style-name="T5">CA:TRUE</text:span> </text:p>
        <text:p text:style-name="P6"><text:s text:c="4"/>Signature Algorithm: sha1WithRSAEncryption </text:p>
        <text:p text:style-name="P6"><text:s text:c="8"/>33:39:de:3a:cc:c6:fd:74:a4:5e:40:cd:c9:33:f0:e7:27:32: </text:p>
        <text:p text:style-name="P6"><text:s text:c="8"/>... output suprimit ...</text:p>
        <text:p text:style-name="P6"><text:s text:c="8"/>96:d8 </text:p>
        <text:p text:style-name="P6"/>
        <text:p text:style-name="P5"/>
        <text:h text:style-name="Heading_20_4" text:outline-level="4">Crear el certificat del servidor (real)</text:h>
        <text:list xml:id="list1755655045" text:style-name="L5">
          <text:list-item>
            <text:p text:style-name="P22">Crear una clau privada per el servidor (o per el servei web desitjat).</text:p>
          </text:list-item>
          <text:list-item>
            <text:p text:style-name="P22">Crear una petició de certificat request per enviar a una CA:</text:p>
            <text:list>
              <text:list-item>
                <text:p text:style-name="P22">indicar les dades apropiades de qui som quan demanem el certificat.</text:p>
              </text:list-item>
              <text:list-item>
                <text:p text:style-name="P22">assegurar-se de que el CN (common name) és el de la seu web a usar el certificat.</text:p>
              </text:list-item>
            </text:list>
          </text:list-item>
          <text:list-item>
            <text:p text:style-name="P22">La CA genera el certificat .crt signat per ella mateixa i l'envia al client.</text:p>
            <text:list>
              <text:list-item>
                <text:p text:style-name="P22">usar un fitxer de configuració de la CA que undiqui que els certificats a elaborar siguin de tipus “<text:span text:style-name="T5">serverAuth</text:span>”, és a dir, certificats de servidor.</text:p>
              </text:list-item>
              <text:list-item>
                <text:p text:style-name="P22">Es generarà un número de sèrie dels certificats que l'entitat de certificació CA va emetent.</text:p>
              </text:list-item>
            </text:list>
          </text:list-item>
          <text:list-item>
            <text:p text:style-name="P26"><text:span text:style-name="T1">“Et voilà” el servidor HTTP ja disposa d'un servificat que diu que “</text:span><text:a xlink:type="simple" xlink:href="http://www.edt.org/">www.edt.org</text:a><text:span text:style-name="T1">” és qui diu ser. Per tant si es fa la configuració SSL apropiada es podran fer connexions HTTPS.</text:span></text:p>
          </text:list-item>
        </text:list>
        <text:p text:style-name="P4"/>
        <text:p text:style-name="P6"><text:soft-page-break/></text:p>
        <text:p text:style-name="P10"># Crear una clau privada per al servidor</text:p>
        <text:p text:style-name="P10"># és en format PEM, de 1024 bits i xifrada en 3DES. Utilitza passfrase</text:p>
        <text:p text:style-name="P6"># podeu mirar a l'apartat “afegir/modificar/eliminar passfrases” si la voleu treure</text:p>
        <text:p text:style-name="P6"/>
        <text:p text:style-name="P6"><text:span text:style-name="T4"># openssl genrsa -des3 -out server.key 1024</text:span> </text:p>
        <text:p text:style-name="P6">Generating RSA private key, 1024 bit long modulus </text:p>
        <text:p text:style-name="P6">.....................++++++ </text:p>
        <text:p text:style-name="P6">.........++++++ </text:p>
        <text:p text:style-name="P6">e is 65537 (0x10001) </text:p>
        <text:p text:style-name="P6">Enter pass phrase for server.key: <text:span text:style-name="T5">serverkey</text:span></text:p>
        <text:p text:style-name="P6">Verifying - Enter pass phrase for server.key: <text:span text:style-name="T5">serverkey</text:span></text:p>
        <text:p text:style-name="P6"/>
        <text:p text:style-name="P10"># Generar una petició de certificat request per enviar a l'entitat certificadora CA</text:p>
        <text:p text:style-name="P6"/>
        <text:p text:style-name="P6"><text:span text:style-name="T4"># openssl req -new -key server.key -out server.csr</text:span> </text:p>
        <text:p text:style-name="P6">Enter pass phrase for server.key: </text:p>
        <text:p text:style-name="P6">You are about to be asked to enter information that will be incorporated </text:p>
        <text:p text:style-name="P6">into your certificate request. </text:p>
        <text:p text:style-name="P6">What you are about to enter is what is called a Distinguished Name or a DN. </text:p>
        <text:p text:style-name="P6">There are quite a few fields but you can leave some blank </text:p>
        <text:p text:style-name="P6">For some fields there will be a default value, </text:p>
        <text:p text:style-name="P6">If you enter '.', the field will be left blank. </text:p>
        <text:p text:style-name="P6">----- </text:p>
        <text:p text:style-name="P6">Country Name (2 letter code) [XX]:<text:span text:style-name="T5">ca</text:span> </text:p>
        <text:p text:style-name="P6">State or Province Name (full name) []:<text:span text:style-name="T5">Barcelona</text:span> </text:p>
        <text:p text:style-name="P6">Locality Name (eg, city) [Default City]:<text:span text:style-name="T5">Barcelona</text:span> </text:p>
        <text:p text:style-name="P6">Organization Name (eg, company) [Default Company Ltd]:<text:span text:style-name="T5">escola del treball de barcelona </text:span></text:p>
        <text:p text:style-name="P6">Organizational Unit Name (eg, section) []:<text:span text:style-name="T5">departament d'informatica </text:span></text:p>
        <text:p text:style-name="P6">Common Name (eg, your name or your server's hostname) []:<text:span text:style-name="T5">www.edt.org</text:span> </text:p>
        <text:p text:style-name="P6">Email Address []:admin@edt.org </text:p>
        <text:p text:style-name="P6"/>
        <text:p text:style-name="P6">Please enter the following 'extra' attributes </text:p>
        <text:p text:style-name="P6">to be sent with your certificate request </text:p>
        <text:p text:style-name="P6">A challenge password []:<text:span text:style-name="T5">request password </text:span></text:p>
        <text:p text:style-name="P6">An optional company name []:<text:span text:style-name="T5">edt</text:span> </text:p>
        <text:p text:style-name="P6"/>
        <text:p text:style-name="P6"># ll </text:p>
        <text:p text:style-name="P6">-rw-r--r-- 1 root root <text:s/>10 29 nov 17:51 key.txt </text:p>
        <text:p text:style-name="P6">-rw-r--r-- 1 root root 830 29 nov 17:58 server.csr </text:p>
        <text:p text:style-name="P6">-rw-r--r-- 1 root root 963 29 nov 17:50 server.key </text:p>
        <text:p text:style-name="P6"/>
        <text:p text:style-name="P10"># Observar la petició de certificat</text:p>
        <text:p text:style-name="P6"/>
        <text:p text:style-name="P6"><text:span text:style-name="T4"># openssl req -noout -text -in server.csr</text:span> </text:p>
        <text:p text:style-name="P6">Certificate Request: </text:p>
        <text:p text:style-name="P6"><text:s text:c="4"/>Data: </text:p>
        <text:p text:style-name="P6"><text:s text:c="8"/>Version: 0 (0x0) </text:p>
        <text:p text:style-name="P6"><text:soft-page-break/><text:s text:c="8"/><text:span text:style-name="T5">Subject: C=ca, ST=Barcelona, L=Barcelona, O=escola del treball de barcelona, OU=departament d'informatica, CN=www.edt.org/emailAddress=admin@edt.org </text:span></text:p>
        <text:p text:style-name="P6"><text:s text:c="8"/>Subject Public Key Info: </text:p>
        <text:p text:style-name="P6"><text:s text:c="12"/>Public Key Algorithm: rsaEncryption </text:p>
        <text:p text:style-name="P6"><text:s text:c="16"/>Public-Key: (1024 bit) </text:p>
        <text:p text:style-name="P6"><text:s text:c="16"/>Modulus: </text:p>
        <text:p text:style-name="P6"><text:s text:c="20"/>00:bc:6f:02:72:f2:f9:3f:19:62:2e:d8:46:61:46: </text:p>
        <text:p text:style-name="P6"><text:s text:c="20"/>... output suprimit ...</text:p>
        <text:p text:style-name="P6"><text:s text:c="20"/>2c:6a:47:5b:db:99:14:28:af </text:p>
        <text:p text:style-name="P6"><text:s text:c="16"/>Exponent: 65537 (0x10001) </text:p>
        <text:p text:style-name="P6"><text:s text:c="8"/>Attributes: </text:p>
        <text:p text:style-name="P6"><text:s text:c="12"/>unstructuredName <text:s text:c="8"/>:unable to print attribute </text:p>
        <text:p text:style-name="P6"><text:s text:c="12"/>challengePassword <text:s text:c="7"/>:unable to print attribute </text:p>
        <text:p text:style-name="P6"><text:s text:c="4"/>Signature Algorithm: sha1WithRSAEncryption </text:p>
        <text:p text:style-name="P6"><text:s text:c="8"/>10:8d:61:05:7f:12:76:41:e4:d6:09:d4:fc:a6:56:be:36:fa: </text:p>
        <text:p text:style-name="P6"><text:s text:c="9"/>... output suprimit ...</text:p>
        <text:p text:style-name="P6"><text:s text:c="8"/>ee:99 </text:p>
        <text:p text:style-name="P6"/>
        <text:p text:style-name="P3"/>
        <text:p text:style-name="P3"/>
        <text:p text:style-name="P6"/>
        <text:p text:style-name="P10"># Una entitat CA ha de signar la petició request de certificat i retornar un certificat .crt.</text:p>
        <text:p text:style-name="P6"># en aquest cas com que som CA nosaltres mateixos generarem el certificat (com a “Veritat Absoluta”) del client (“<text:a xlink:type="simple" xlink:href="http://www.edt.org/">www.edt.org</text:a>”) que ha fet el <text:span text:style-name="T8">request</text:span>.</text:p>
        <text:p text:style-name="P6"/>
        <text:p text:style-name="P6">$ man x509</text:p>
        <text:p text:style-name="P6">$ man ca</text:p>
        <text:p text:style-name="P6"/>
        <text:p text:style-name="P10"># Fitxer de configuració de la generació de certificats: indica què certifiquen</text:p>
        <text:p text:style-name="P6"><text:span text:style-name="T4"># cat ssl/ca/ca.conf</text:span> </text:p>
        <text:p text:style-name="P6">basicConstraints = critical,CA:FALSE </text:p>
        <text:p text:style-name="P6">extendedKeyUsage = <text:span text:style-name="T5">serverAuth</text:span>,emailProtection </text:p>
        <text:p text:style-name="P6"/>
        <text:p text:style-name="P10"># L'autoritat CA ha de signar el certificat</text:p>
        <text:p text:style-name="P6"><text:span text:style-name="T4"># openssl x509 -CA ssl/ca/ca.crt -CAkey ssl/ca/ca.key -req -in ssl/server/server.csr -days 365 -sha1 -extfile ssl/ca/ca.conf <text:s/>-CAcreateserial -out ssl/server/server.crt</text:span> </text:p>
        <text:p text:style-name="P6">Signature ok </text:p>
        <text:p text:style-name="P12">subject=/C=ca/ST=Barcelona/L=Barcelona/O=escola del treball de barcelona/OU=departament d'informatica/CN=www.edt.org/emailAddress=admin@edt.org </text:p>
        <text:p text:style-name="P6">Getting CA Private Key </text:p>
        <text:p text:style-name="P6">Enter pass phrase for ssl/ca/ca.key: <text:span text:style-name="T5">cakey</text:span></text:p>
        <text:p text:style-name="P6"/>
        <text:p text:style-name="P10"># Mostrar el nº de sèrie que genera la CA <text:s/>per a cada certificat que emet.</text:p>
        <text:p text:style-name="P6"><text:span text:style-name="T4"># cat ssl/ca/ca.srl</text:span> </text:p>
        <text:p text:style-name="P6">F96F36F4897271FF </text:p>
        <text:p text:style-name="P6"/>
        <text:p text:style-name="P5"/>
        <text:p text:style-name="P5"/>
        <text:p text:style-name="P6"><text:soft-page-break/></text:p>
        <text:p text:style-name="P10"># L'entitat li enviarà al client el certificat generat: server.crt</text:p>
        <text:p text:style-name="P6"><text:span text:style-name="T4"># ll</text:span> </text:p>
        <text:p text:style-name="P6">-rw-r--r-- 1 root root 1184 29 nov 18:09 server.crt </text:p>
        <text:p text:style-name="P6">-rw-r--r-- 1 root root <text:s/>830 29 nov 17:58 server.csr </text:p>
        <text:p text:style-name="P6">-rw-r--r-- 1 root root <text:s/>963 29 nov 17:50<text:span text:style-name="T5"> server.key </text:span></text:p>
        <text:p text:style-name="P6"/>
        <text:p text:style-name="P11"># El client que ha sol·licitat el certificat pot validar el certificat respecte la seva clau privada</text:p>
        <text:p text:style-name="P6"><text:span text:style-name="T4"># openssl x509 -noout -modulus -in ssl/server/server.crt | openssl md5</text:span> </text:p>
        <text:p text:style-name="P6">(stdin)= 3b5cc670b2312990f4e53efc37194108 </text:p>
        <text:p text:style-name="P6"><text:span text:style-name="T4"># openssl rsa -noout -modulus -in ssl/server/server.key | openssl md5</text:span> </text:p>
        <text:p text:style-name="P6">Enter pass phrase for ssl/server/server.key: <text:span text:style-name="T5">serverkey</text:span></text:p>
        <text:p text:style-name="P6">(stdin)= 3b5cc670b2312990f4e53efc37194108 </text:p>
        <text:p text:style-name="P6"/>
        <text:p text:style-name="P10"># També pot examinar el contingut del certificat per veure si és realment el seu</text:p>
        <text:p text:style-name="P6"><text:span text:style-name="T4"># openssl x509 -noout -text -in ssl/server/server.crt</text:span> </text:p>
        <text:p text:style-name="P6">Certificate: </text:p>
        <text:p text:style-name="P6"><text:s text:c="4"/>Data: </text:p>
        <text:p text:style-name="P6"><text:s text:c="8"/>Version: 3 (0x2) </text:p>
        <text:p text:style-name="P6"><text:s text:c="8"/>Serial Number: </text:p>
        <text:p text:style-name="P6"><text:s text:c="12"/><text:span text:style-name="T5">f9:6f:36:f4:89:72:71:ff</text:span> </text:p>
        <text:p text:style-name="P6"><text:s text:c="8"/>Signature Algorithm: sha1WithRSAEncryption </text:p>
        <text:p text:style-name="P6"><text:s text:c="8"/><text:span text:style-name="T5">Issuer: C=ca, ST=Bercelona, L=Barcelona, O=Veritat Absoluta, OU=Departament de certificats, CN=VeritatAbsoluta/emailAddress=admin@edt.org </text:span></text:p>
        <text:p text:style-name="P6"><text:s text:c="8"/>Validity </text:p>
        <text:p text:style-name="P6"><text:s text:c="12"/>Not Before: Nov 30 20:24:15 2011 GMT </text:p>
        <text:p text:style-name="P6"><text:s text:c="12"/>Not After : Nov 29 20:24:15 2012 GMT </text:p>
        <text:p text:style-name="P6"><text:s text:c="8"/><text:span text:style-name="T5">Subject: C=ca, ST=Barcelona, L=Barcelona, O=escola del treball de barcelona, OU=departament d'informatica, CN=www.edt.org/emailAddress=admin@edt.org </text:span></text:p>
        <text:p text:style-name="P6"><text:s text:c="8"/>Subject Public Key Info: </text:p>
        <text:p text:style-name="P6"><text:s text:c="12"/>Public Key Algorithm: rsaEncryption </text:p>
        <text:p text:style-name="P6"><text:s text:c="16"/>Public-Key: (1024 bit) </text:p>
        <text:p text:style-name="P6"><text:s text:c="16"/>Modulus: </text:p>
        <text:p text:style-name="P6"><text:s text:c="20"/>00:bc:6f:02:72:f2:f9:3f:19:62:2e:d8:46:61:46: </text:p>
        <text:p text:style-name="P6"><text:s text:c="20"/>... output suprimit ...</text:p>
        <text:p text:style-name="P6"><text:s text:c="20"/>2c:6a:47:5b:db:99:14:28:af </text:p>
        <text:p text:style-name="P6"><text:s text:c="16"/>Exponent: 65537 (0x10001) </text:p>
        <text:p text:style-name="P6"><text:s text:c="8"/>X509v3 extensions: </text:p>
        <text:p text:style-name="P6"><text:s text:c="12"/>X509v3 Basic Constraints: critical </text:p>
        <text:p text:style-name="P6"><text:s text:c="16"/>CA:FALSE </text:p>
        <text:p text:style-name="P6"><text:s text:c="12"/>X509v3 Extended Key Usage: </text:p>
        <text:p text:style-name="P6"><text:s text:c="16"/><text:span text:style-name="T5">TLS Web Server Authentication, E-mail Protection </text:span></text:p>
        <text:p text:style-name="P6"><text:s text:c="4"/>Signature Algorithm: sha1WithRSAEncryption </text:p>
        <text:p text:style-name="P6"><text:s text:c="8"/>4b:d1:73:d4:56:9b:5e:05:27:75:56:34:49:7d:c5:5f:7c:7d: </text:p>
        <text:p text:style-name="P6"><text:s text:c="8"/>... output suprimit ...</text:p>
        <text:p text:style-name="P6"><text:s text:c="8"/>08:6e </text:p>
        <text:p text:style-name="P6"/>
        <text:p text:style-name="P3"/>
        <text:h text:style-name="Heading_20_4" text:outline-level="4"><text:soft-page-break/>Afegir/modificar/eliminar una passfrase de la clau privada</text:h>
        <text:list xml:id="list1701305409" text:style-name="L6">
          <text:list-item>
            <text:p text:style-name="P23">Afegir a la clau &lt;nom&gt;.key per disposar de seguretat a la clau privada. Sense la passfrase ningú podrà utilitzar la clau privada. Cal la passfrase per desxifrar la clau privada per poder-la usar.</text:p>
          </text:list-item>
          <text:list-item>
            <text:p text:style-name="P23">Inconvenient: en engegar Apache demanarà la passfrase necessària per a cada certificat de servidor que en tingui una. </text:p>
          </text:list-item>
          <text:list-item>
            <text:p text:style-name="P23">Avantatge: seguretat de la clau privada. Si algú la pot obtenir es pot fer passar per nosaltres.</text:p>
          </text:list-item>
          <text:list-item>
            <text:p text:style-name="P23">Accions a saber fer:</text:p>
            <text:list>
              <text:list-item>
                <text:p text:style-name="P23">afegir una passfrase a una clau privada que no en té: genera una nova key.</text:p>
              </text:list-item>
              <text:list-item>
                <text:p text:style-name="P23">eliminar una passfrase d'una clau privada que ja en té: genera una nova key no xifrada (perill!).</text:p>
              </text:list-item>
              <text:list-item>
                <text:p text:style-name="P23">modificar una passfrase d'una clau provada que ja en té una: genera una nova key.</text:p>
              </text:list-item>
            </text:list>
          </text:list-item>
        </text:list>
        <text:p text:style-name="P3"/>
        <text:p text:style-name="P6"/>
        <text:p text:style-name="P10"># Afegir <text:span text:style-name="T8">passfrase</text:span> a la clau privada (generem un nou fitxer de clau privada)</text:p>
        <text:p text:style-name="P6"/>
        <text:p text:style-name="P6"><text:span text:style-name="T4"># openssl rsa -des3 -in server.key -out passfrase.server.key</text:span> </text:p>
        <text:p text:style-name="P6">writing RSA key </text:p>
        <text:p text:style-name="P6">Enter PEM pass phrase: <text:span text:style-name="T5">serverkey</text:span></text:p>
        <text:p text:style-name="P6">Verifying - Enter PEM pass phrase: <text:span text:style-name="T5">serverkey</text:span></text:p>
        <text:p text:style-name="P8">## mv passfrase.server.key server.key</text:p>
        <text:p text:style-name="P6"/>
        <text:p text:style-name="P10"># Modificar la passfrase existent</text:p>
        <text:p text:style-name="P6"/>
        <text:p text:style-name="P6"><text:span text:style-name="T4"># openssl rsa -des3 -in passfrase.server.key -out passfrase.new.server.key</text:span> </text:p>
        <text:p text:style-name="P6">Enter pass phrase for <text:span text:style-name="T5">passfrase.server.key</text:span>: </text:p>
        <text:p text:style-name="P6">writing RSA key </text:p>
        <text:p text:style-name="P6">Enter PEM pass phrase: <text:span text:style-name="T5">serverkey</text:span> </text:p>
        <text:p text:style-name="P6">Verifying - Enter PEM pass phrase: <text:span text:style-name="T5">newserverkey</text:span></text:p>
        <text:p text:style-name="P8">## mv passfrase.new.server.key passfrase.server.key</text:p>
        <text:p text:style-name="P6"/>
        <text:p text:style-name="P10"># Eliminar la passfrase d'una clau privada</text:p>
        <text:p text:style-name="P6"/>
        <text:p text:style-name="P6"><text:span text:style-name="T4"># openssl rsa -in passfrase.server.key -out deleted-passfrase.server.key</text:span> </text:p>
        <text:p text:style-name="P6">Enter pass phrase for autosigned.passfrase.server.key: <text:span text:style-name="T5">serverkey</text:span> </text:p>
        <text:p text:style-name="P6">writing RSA key </text:p>
        <text:p text:style-name="P6">## mv deleted-passfrase.server.key server-key</text:p>
        <text:p text:style-name="P6"/>
        <text:p text:style-name="P6"><text:span text:style-name="T9"># Llistat de tot el que s'ha anat generant</text:span> </text:p>
        <text:p text:style-name="P7"># ll </text:p>
        <text:p text:style-name="P6">-rw-r--r-- 1 root root 1675 29 nov 16:55 deleted-passfrase.server.key </text:p>
        <text:p text:style-name="P6">-rw-r--r-- 1 root root 1743 29 nov 16:48 passfrase.new.server.key </text:p>
        <text:p text:style-name="P6">-rw-r--r-- 1 root root 1743 29 nov 16:37 passfrase.server.key </text:p>
        <text:p text:style-name="P6">-rw-r--r-- 1 root root 1489 29 nov 16:28 server.crt </text:p>
        <text:p text:style-name="P6">-rw-r--r-- 1 root root 1704 29 nov 16:28 server.key </text:p>
        <text:p text:style-name="P6"/>
        <text:p text:style-name="P3"/>
        <text:h text:style-name="P29" text:outline-level="4"><text:soft-page-break/>Examinar els continguts de certificats i claus privades</text:h>
        <text:list xml:id="list82778033" text:style-name="L7">
          <text:list-item>
            <text:p text:style-name="P24">Examinar el contingut de certificats.</text:p>
          </text:list-item>
          <text:list-item>
            <text:p text:style-name="P24">Examinar el contingut de claus privades.</text:p>
          </text:list-item>
          <text:list-item>
            <text:p text:style-name="P24">Verificar si corresponen com a parella “certificat / clau-privada” </text:p>
          </text:list-item>
        </text:list>
        <text:p text:style-name="P3"/>
        <text:p text:style-name="P6"/>
        <text:p text:style-name="P10"># Examinar el contingut de certificats:</text:p>
        <text:p text:style-name="P6"/>
        <text:p text:style-name="P9"><text:span text:style-name="T3"># openssl x509 -noout -text -in autosigned.server.crt</text:span><text:span text:style-name="T1"> </text:span></text:p>
        <text:p text:style-name="P6">Certificate: </text:p>
        <text:p text:style-name="P6"><text:s text:c="4"/>Data: </text:p>
        <text:p text:style-name="P6"><text:s text:c="8"/>Version: 3 (0x2) </text:p>
        <text:p text:style-name="P6"><text:s text:c="8"/>Serial Number: </text:p>
        <text:p text:style-name="P9"><text:span text:style-name="T1"><text:s text:c="12"/></text:span><text:span text:style-name="T7">c7:f4:3a:a5:d7:c2:f1:98 </text:span></text:p>
        <text:p text:style-name="P6"><text:s text:c="8"/>Signature Algorithm: sha1WithRSAEncryption </text:p>
        <text:p text:style-name="P9"><text:span text:style-name="T1"><text:s text:c="8"/>Issuer: </text:span><text:span text:style-name="T6">C=ca, ST=Barcelona, L=Barcelona, O=escola del treball de barcelona, OU=depaca, </text:span><text:span text:style-name="T6">CN=www.edt.org/emailAddress=admin@edt.org </text:span></text:p>
        <text:p text:style-name="P6"><text:s text:c="8"/>Validity </text:p>
        <text:p text:style-name="P6"><text:s text:c="12"/>Not Before: Nov 29 15:28:02 2011 GMT </text:p>
        <text:p text:style-name="P6"><text:s text:c="12"/>Not After : Dec 29 15:28:02 2011 GMT </text:p>
        <text:p text:style-name="P9"><text:span text:style-name="T1"><text:s text:c="8"/></text:span><text:span text:style-name="T6">Subject: C=ca, ST=Barcelona, L=Barcelona, O=escola del treball de barcelona, OU=depaca, CN=www.edt.org/emailAddress=admin@edt.org </text:span></text:p>
        <text:p text:style-name="P6"><text:s text:c="8"/>Subject Public Key Info: </text:p>
        <text:p text:style-name="P6"><text:s text:c="12"/>Public Key Algorithm: rsaEncryption </text:p>
        <text:p text:style-name="P9"><text:span text:style-name="T1"><text:s text:c="16"/></text:span><text:span text:style-name="T7">Public-Key: (2048 bit)</text:span><text:span text:style-name="T1"> </text:span></text:p>
        <text:p text:style-name="P6"><text:s text:c="16"/>Modulus: </text:p>
        <text:p text:style-name="P6"><text:s text:c="20"/>00:bc:55:89:7c:8d:1a:96:e4:f7:66:91:87:e9:63: </text:p>
        <text:p text:style-name="P6"><text:s text:c="20"/>... output suprimit ...</text:p>
        <text:p text:style-name="P6"><text:s text:c="20"/>86:35 </text:p>
        <text:p text:style-name="P9"><text:span text:style-name="T1"><text:s text:c="16"/>Exponent: </text:span><text:span text:style-name="T10">65537 (0x10001) </text:span></text:p>
        <text:p text:style-name="P6"><text:s text:c="8"/>X509v3 extensions: </text:p>
        <text:p text:style-name="P9"><text:span text:style-name="T1"><text:s text:c="12"/></text:span><text:span text:style-name="T6">X509v3 Subject Key Identifier: </text:span></text:p>
        <text:p text:style-name="P12"><text:s text:c="16"/>3F:3A:CC:C3:50:4C:28:89:B4:07:76:B3:3A:45:C9:40:63:40:E1:12 </text:p>
        <text:p text:style-name="P12"><text:s text:c="12"/>X509v3 Authority Key Identifier: </text:p>
        <text:p text:style-name="P12"><text:s text:c="16"/>keyid:3F:3A:CC:C3:50:4C:28:89:B4:07:76:B3:3A:45:C9:40:63:40:E1:12 </text:p>
        <text:p text:style-name="P6"/>
        <text:p text:style-name="P6"><text:s text:c="12"/>X509v3 Basic Constraints: </text:p>
        <text:p text:style-name="P9"><text:span text:style-name="T1"><text:s text:c="16"/></text:span><text:span text:style-name="T6">CA:TRUE</text:span><text:span text:style-name="T1"> </text:span></text:p>
        <text:p text:style-name="P6"><text:s text:c="4"/>Signature Algorithm: sha1WithRSAEncryption </text:p>
        <text:p text:style-name="P6"><text:s text:c="8"/>32:fd:29:72:57:81:ff:ae:55:d9:46:87:df:3b:31:8c:27:12: </text:p>
        <text:p text:style-name="P6"><text:s text:c="8"/>... output suprimit ...</text:p>
        <text:p text:style-name="P6"><text:s text:c="8"/>ed:38:e1:4a </text:p>
        <text:p text:style-name="P6"/>
        <text:p text:style-name="P5"/>
        <text:p text:style-name="P5"/>
        <text:p text:style-name="P6"/>
        <text:p text:style-name="P10"># Mostrar el contingut de la clau privada</text:p>
        <text:p text:style-name="P6"/>
        <text:p text:style-name="P9"><text:soft-page-break/><text:span text:style-name="T3"># openssl rsa -noout -text -in autosigned.server.key</text:span><text:span text:style-name="T1"> </text:span></text:p>
        <text:p text:style-name="P9"><text:span text:style-name="T7">Private-Key: (2048 bit)</text:span><text:span text:style-name="T1"> </text:span></text:p>
        <text:p text:style-name="P9"><text:span text:style-name="T6">modulus</text:span><text:span text:style-name="T1">: </text:span></text:p>
        <text:p text:style-name="P6"><text:s text:c="4"/>00:bc:55:89:7c:8d:1a:96:e4:f7:66:91:87:e9:63: </text:p>
        <text:p text:style-name="P6"><text:s text:c="4"/>... output suprimit ...</text:p>
        <text:p text:style-name="P6"><text:s text:c="4"/>86:35 </text:p>
        <text:p text:style-name="P9"><text:span text:style-name="T6">publicExponent</text:span><text:span text:style-name="T1">: </text:span><text:span text:style-name="T10">65537 (0x10001) </text:span></text:p>
        <text:p text:style-name="P9"><text:span text:style-name="T6">privateExponent</text:span><text:span text:style-name="T1">: </text:span></text:p>
        <text:p text:style-name="P6"><text:s text:c="4"/>40:3a:33:8f:04:58:03:09:c6:cd:75:e8:11:d1:b3: </text:p>
        <text:p text:style-name="P6"><text:s text:c="4"/>... output suprimit ...</text:p>
        <text:p text:style-name="P6"><text:s text:c="4"/>41 </text:p>
        <text:p text:style-name="P9"><text:span text:style-name="T6">prime1</text:span><text:span text:style-name="T1">: </text:span></text:p>
        <text:p text:style-name="P6"><text:s text:c="4"/>00:f5:7b:53:1f:8e:53:d5:e0:0c:19:2c:25:91:a5: </text:p>
        <text:p text:style-name="P6"><text:s text:c="4"/>... output suprimit ...</text:p>
        <text:p text:style-name="P6"><text:s text:c="4"/>53:8e:50:bd:1e:7e:72:e9:a9 </text:p>
        <text:p text:style-name="P9"><text:span text:style-name="T6">prime2</text:span><text:span text:style-name="T1">: </text:span></text:p>
        <text:p text:style-name="P6"><text:s text:c="4"/>00:c4:67:5d:0c:aa:76:c3:35:3a:e0:c8:96:f4:f9: </text:p>
        <text:p text:style-name="P6"><text:s text:c="4"/>... output suprimit ...</text:p>
        <text:p text:style-name="P6"><text:s text:c="4"/>d6:a6:17:09:bd:9f:b4:07:ad </text:p>
        <text:p text:style-name="P9"><text:span text:style-name="T6">exponent1</text:span><text:span text:style-name="T1">: </text:span></text:p>
        <text:p text:style-name="P6"><text:s text:c="4"/>49:24:68:bd:03:44:59:7a:7b:40:58:d6:0c:d2:83: </text:p>
        <text:p text:style-name="P6"><text:s text:c="4"/>... output suprimit ...</text:p>
        <text:p text:style-name="P6"><text:s text:c="4"/>71:2d:ff:5b:81:a3:ad:99 </text:p>
        <text:p text:style-name="P9"><text:span text:style-name="T6">exponent2</text:span><text:span text:style-name="T1">: </text:span></text:p>
        <text:p text:style-name="P6"><text:s text:c="4"/>00:83:6f:70:d3:d3:18:1b:56:fa:0a:07:f3:0e:0a: </text:p>
        <text:p text:style-name="P6"><text:s text:c="4"/>... output suprimit ...</text:p>
        <text:p text:style-name="P6"><text:s text:c="4"/>88:de:29:b8:b9:0f:b1:59:19 </text:p>
        <text:p text:style-name="P9"><text:span text:style-name="T6">coefficient</text:span><text:span text:style-name="T1">: </text:span></text:p>
        <text:p text:style-name="P6"><text:s text:c="4"/>5f:44:60:85:5c:44:41:92:91:da:c2:c4:70:d8:ed: </text:p>
        <text:p text:style-name="P6"><text:s text:c="4"/>... output suprimit ...</text:p>
        <text:p text:style-name="P6"><text:s text:c="4"/>64:71:4f:3c:6c:cf:9f:e8 </text:p>
        <text:p text:style-name="P6"/>
        <text:p text:style-name="P5"/>
        <text:p text:style-name="P5"/>
        <text:p text:style-name="P6"/>
        <text:p text:style-name="P10"># Verificar que el certificat i la clau-privada són conjuntats, es corresponen</text:p>
        <text:p text:style-name="P6"/>
        <text:p text:style-name="P9"><text:span text:style-name="T3"># openssl x509 -noout -modulus -in autosigned.server.crt | openssl md5</text:span><text:span text:style-name="T1"> </text:span></text:p>
        <text:p text:style-name="P6">(stdin)= db5c2f5add8d40d76b9ce4b962d94ab8 </text:p>
        <text:p text:style-name="P9"><text:span text:style-name="T3"># openssl rsa -noout -modulus -in autosigned.server.key | openssl md5</text:span><text:span text:style-name="T1"> </text:span></text:p>
        <text:p text:style-name="P6">(stdin)= db5c2f5add8d40d76b9ce4b962d94ab8 </text:p>
        <text:p text:style-name="P6"/>
        <text:p text:style-name="P5"/>
        <text:h text:style-name="P29" text:outline-level="4">Estructura de directoris usada en els exemples</text:h>
        <text:p text:style-name="P6"/>
        <text:p text:style-name="P10"># Des d'un directori de proves (/tmp/ssl) s'ha generat:</text:p>
        <text:p text:style-name="P6"/>
        <text:p text:style-name="P9"><text:soft-page-break/><text:span text:style-name="T3"># tree</text:span><text:span text:style-name="T1"> </text:span></text:p>
        <text:p text:style-name="P6">. </text:p>
        <text:p text:style-name="P6">├── autosigned </text:p>
        <text:p text:style-name="P6">│   ├── autosigned.deleted-passfrase.server.key </text:p>
        <text:p text:style-name="P6">│   ├── autosigned.passfrase.new.server.key </text:p>
        <text:p text:style-name="P6">│   ├── autosigned.passfrase.server.key </text:p>
        <text:p text:style-name="P6">│   ├── autosigned.server.crt </text:p>
        <text:p text:style-name="P6">│   ├── autosigned.server.key </text:p>
        <text:p text:style-name="P6">│   ├── dn.txt </text:p>
        <text:p text:style-name="P6">│   └── key.txt </text:p>
        <text:p text:style-name="P6">├── ca </text:p>
        <text:p text:style-name="P6">│   ├── ca.conf </text:p>
        <text:p text:style-name="P6">│   ├── ca.crt </text:p>
        <text:p text:style-name="P6">│   ├── ca.exemple.conf </text:p>
        <text:p text:style-name="P6">│   ├── ca.key </text:p>
        <text:p text:style-name="P6">│   ├── ca.srl </text:p>
        <text:p text:style-name="P6">│   ├── dn.txt </text:p>
        <text:p text:style-name="P6">│   └── key.txt </text:p>
        <text:p text:style-name="P6">└── server </text:p>
        <text:p text:style-name="P6"><text:s text:c="4"/>├── key.txt </text:p>
        <text:p text:style-name="P6"><text:s text:c="4"/>├── server.crt </text:p>
        <text:p text:style-name="P6"><text:s text:c="4"/>├── server.csr </text:p>
        <text:p text:style-name="P6"><text:s text:c="4"/>└── server.key </text:p>
        <text:p text:style-name="P6"/>
        <text:p text:style-name="P5"/>
        <text:p text:style-name="P5"/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2" style:display-name="RTF_Num 2 2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3" style:display-name="RTF_Num 2 3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4" style:display-name="RTF_Num 2 4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5" style:display-name="RTF_Num 2 5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6" style:display-name="RTF_Num 2 6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7" style:display-name="RTF_Num 2 7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8" style:display-name="RTF_Num 2 8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9" style:display-name="RTF_Num 2 9" style:family="text">
      <style:text-properties fo:font-size="12pt" fo:language="ca" fo:country="ES" style:font-size-asian="12pt" style:language-asian="zxx" style:country-asian="non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1" style:display-name="RTF_Num 51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style:num-suffix=")" style:num-format="a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2" style:display-name="RTF_Num 51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" style:display-name="RTF_Num 25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" style:display-name="RTF_Num 25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" style:display-name="RTF_Num 25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" style:display-name="RTF_Num 25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2" style:display-name="RTF_Num 252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HowTo ASIX Certificats Digitals</text:p>
      </style:header>
      <style:footer>
        <text:p text:style-name="MP1">Pàgina <text:page-number text:select-page="current">13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canet </meta:initial-creator>
    <meta:creation-date>2010-10-21T19:22:38</meta:creation-date>
    <dc:date>2011-12-02T20:59:02</dc:date>
    <dc:creator>ecanet </dc:creator>
    <meta:editing-duration>PT35H05M35S</meta:editing-duration>
    <meta:editing-cycles>579</meta:editing-cycles>
    <meta:generator>OpenOffice.org/3.1$Linux OpenOffice.org_project/310m19$Build-9420</meta:generator>
    <meta:document-statistic meta:table-count="1" meta:image-count="0" meta:object-count="0" meta:page-count="13" meta:paragraph-count="455" meta:word-count="2443" meta:character-count="19876"/>
  </office:meta>
</office:document-meta>
</file>